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0f04" officeooo:paragraph-rsid="000e0f04"/>
    </style:style>
    <style:style style:name="P2" style:family="paragraph" style:parent-style-name="Standard">
      <style:paragraph-properties fo:text-align="justify" style:justify-single-word="false"/>
      <style:text-properties officeooo:paragraph-rsid="000e0f04"/>
    </style:style>
    <style:style style:name="P3" style:family="paragraph" style:parent-style-name="Standard">
      <style:paragraph-properties fo:text-align="justify" style:justify-single-word="false"/>
      <style:text-properties officeooo:rsid="000e0f04" officeooo:paragraph-rsid="000e0f04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e0f04" officeooo:paragraph-rsid="000e0f0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erização e Ética </text:p>
      <text:p text:style-name="P1"><text:line-break/>Uberização do trabalho e o proletário da era digital – TV Puc-Rio – Youtube</text:p>
      <text:p text:style-name="P2"/>
      <text:p text:style-name="P2">O Direito Trabalhista e a "Uberização" do trabalho: os desafios das relações de trabalho frente às tecnologias - Anne Karoline Sousa Silva</text:p>
      <text:p text:style-name="P2"/>
      <text:p text:style-name="P1">A uberização é um fenômeno contemporâneo que expressa a falta da relação de trabalho entre empregador e empregado através do meio digital. A pergunta motora do texto é: As tecnologias fortalecem e/ou auxiliam o trabalhor e o direito do trabalho ou viola as regras da CLT?<text:line-break/><text:line-break/>No início a autora descreve o trabalho na Grécia antiga, onde havia a divisão entre trabalho braçal e de cunho teórico. Em seguida é dito sobre constituição brasileira e a Consolidação das Leis do Trabalho, só então é trazido a tona autores que enxergam a tecnologia com vetor de transformação dessas relações e leis trabalhistas. O nome uberização veio da falta de vínculo empregatício entre a empresa Uber e os seus “parceiros”.</text:p>
      <text:p text:style-name="P1"/>
      <text:p text:style-name="P1">Por se tratar de uma nova forma de trabalho, baseada na tecnologia, a legislação trabalhistas deve acompanhar as mudaças que ocorrem no âmbito das novas formas de trabalho.</text:p>
      <text:p text:style-name="P1"/>
      <text:p text:style-name="P1">Na seção seguinte é discutido as características do que é um empregado, no sentido de configurar uma relação de trabalho entre empregado e empregador. A autora diz que pessoalidade, onerosidade, subordinação e a não eventualidade são as características que definem essa relação. Após isso, é feito uma análise para definir se os trabalhadores uberizados podem ser considerados empregados no sentido da lei.</text:p>
      <text:p text:style-name="P1"/>
      <text:p text:style-name="P1">No artigo, é entendido que os trabalhados uberizados se distanciam dessas características, sendo elas:<text:line-break/></text:p>
      <text:list text:style-name="L1">
        <text:list-item>
          <text:p text:style-name="P4">Insubordinação, pois o uberizado não é submetido a normas e ordens impostas pela empresa.</text:p>
        </text:list-item>
        <text:list-item>
          <text:p text:style-name="P4">Eventualidade, pois o uberizado não tem a obrigação de cumprir período de trabalho pré-determinado, alias ele pode, caso queira, não trabalhar. </text:p>
        </text:list-item>
      </text:list>
      <text:p text:style-name="P1"/>
      <text:p text:style-name="P1">Portanto, a autora chega a conclusão de que os uberizados não cumprem todos os requisitos para caracterizar a relação de empregado/empregador, e que eles ficam desamparados pelas leis trabalhistas. Além disso, impede que esse trabalhador usufrua alguns dos programas de assistência social e previdenciário, pois o vínculo empregatício pode ser usado como critério para t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59:13.074174954</meta:creation-date>
    <dc:date>2024-10-05T14:50:56.250110176</dc:date>
    <meta:editing-duration>PT51M43S</meta:editing-duration>
    <meta:editing-cycles>1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10" meta:word-count="351" meta:character-count="2225" meta:non-whitespace-character-count="1879"/>
  </office:meta>
</office:document-meta>
</file>